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fixed">
      <style:paragraph-properties fo:margin-left="0.4925in" fo:margin-right="0in" fo:text-indent="0in" style:auto-text-indent="true"/>
      <style:text-properties fo:font-weight="bold" style:font-weight-asian="bold" style:font-weight-complex="bold"/>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P19" style:family="paragraph" style:parent-style-name="Heading_20_1">
      <style:paragraph-properties fo:text-align="center" style:justify-single-word="false"/>
    </style:style>
    <style:style style:name="P20" style:family="paragraph" style:parent-style-name="fixed">
      <style:text-properties fo:font-weight="bold" style:font-weight-asian="bold" style:font-weight-complex="bold"/>
    </style:style>
    <style:style style:name="P21" style:family="paragraph" style:parent-style-name="Heading_20_2">
      <style:paragraph-properties fo:text-align="center" style:justify-single-word="false"/>
    </style:style>
    <style:style style:name="P22" style:family="paragraph" style:parent-style-name="Heading_20_2" style:list-style-name=""/>
    <style:style style:name="P23" style:family="paragraph" style:parent-style-name="Heading_20_2">
      <style:text-properties fo:font-style="italic" fo:font-weight="bold" style:font-style-asian="italic" style:font-weight-asian="bold" style:font-style-complex="italic" style:font-weight-complex="bold"/>
    </style:style>
    <style:style style:name="P24" style:family="paragraph" style:parent-style-name="Heading_20_2">
      <style:text-properties fo:font-weight="bold" style:font-weight-asian="bold" style:font-weight-complex="bold"/>
    </style:style>
    <style:style style:name="P25" style:family="paragraph" style:parent-style-name="Heading_20_2">
      <style:paragraph-properties fo:break-before="page"/>
    </style:style>
    <style:style style:name="P26" style:family="paragraph" style:parent-style-name="Heading_20_3">
      <style:text-properties fo:font-style="normal" style:font-style-asian="normal" style:font-style-complex="normal"/>
    </style:style>
    <style:style style:name="P27" style:family="paragraph" style:parent-style-name="Heading_20_3">
      <style:text-properties fo:font-weight="bold" style:font-weight-asian="bold" style:font-weight-complex="bold"/>
    </style:style>
    <style:style style:name="P28" style:family="paragraph" style:parent-style-name="Heading_20_4">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per 58%"/>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1, 2010</text:modification-date></text:p>
      <text:p text:style-name="P1"/>
      <text:h text:style-name="P21"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he Deva Programming Language<text:tab/>1</text:p>
          <text:p text:style-name="P14">Summary<text:tab/>1</text:p>
          <text:p text:style-name="P14">1 Introduction<text:tab/>4</text:p>
          <text:p text:style-name="P14">2 Environment and Modules<text:tab/>4</text:p>
          <text:p text:style-name="P14">3 Types and Scopes<text:tab/>5</text:p>
          <text:p text:style-name="P15">3.1 The 'local' keyword<text:tab/>6</text:p>
          <text:p text:style-name="P14">4 Language specification<text:tab/>6</text:p>
          <text:p text:style-name="P15">4.1 Lexical conventions<text:tab/>6</text:p>
          <text:p text:style-name="P15">4.2 Statements<text:tab/>7</text:p>
          <text:p text:style-name="P17">4.2.1 Compound statements<text:tab/>7</text:p>
          <text:p text:style-name="P17">4.2.2 Assignment statements<text:tab/>7</text:p>
          <text:p text:style-name="P17">4.2.3 Control structures<text:tab/>7</text:p>
          <text:p text:style-name="P17">4.2.4 Function calls as statements<text:tab/>8</text:p>
          <text:p text:style-name="P15">4.3 Expressions<text:tab/>8</text:p>
          <text:p text:style-name="P17">4.3.1 Basic expressions<text:tab/>8</text:p>
          <text:p text:style-name="P17">4.3.2 Arithmetic expressions<text:tab/>8</text:p>
          <text:p text:style-name="P17">4.3.3 Logical expressions<text:tab/>8</text:p>
          <text:p text:style-name="P17">4.3.4 Collection constructors<text:tab/>9</text:p>
          <text:p text:style-name="P17">4.3.5 Collection indexers<text:tab/>9</text:p>
          <text:p text:style-name="P18">4.3.5.1 Slice notation<text:tab/>9</text:p>
          <text:p text:style-name="P17">4.3.6 Function calls<text:tab/>10</text:p>
          <text:p text:style-name="P17">4.3.7 Function definitions<text:tab/>10</text:p>
          <text:p text:style-name="P17">4.3.8 Class definitions<text:tab/>10</text:p>
          <text:p text:style-name="P17">4.3.9 Instance constructors<text:tab/>11</text:p>
          <text:p text:style-name="P14">5 Classes and instances<text:tab/>11</text:p>
          <text:p text:style-name="P15">5.1 Basic structure<text:tab/>11</text:p>
          <text:p text:style-name="P15">5.2 Inheritance<text:tab/>12</text:p>
          <text:p text:style-name="P15">5.3 Construction and the 'new' method<text:tab/>12</text:p>
          <text:p text:style-name="P15">5.4 Destruction and the 'delete' method<text:tab/>12</text:p>
          <text:p text:style-name="P15">5.5 Methods and the 'self' parameter<text:tab/>13</text:p>
          <text:p text:style-name="P15">5.6 The 'enumeration interface'<text:tab/>13</text:p>
          <text:p text:style-name="P14">6 Built-in functions, methods and modules<text:tab/>14</text:p>
          <text:p text:style-name="P15">6.1 Built-in functions<text:tab/>14</text:p>
          <text:p text:style-name="P15">6.2 Map built-in methods<text:tab/>17</text:p>
          <text:p text:style-name="P15">6.3 Vector built-in methods<text:tab/>18</text:p>
          <text:p text:style-name="P15">6.4 String built-in methods<text:tab/>21</text:p>
          <text:p text:style-name="P15">6.5 Built-in module bit<text:tab/>24</text:p>
          <text:p text:style-name="P15">6.6 Built-in module math<text:tab/>24</text:p>
          <text:p text:style-name="P15">6.7 Built-in module os<text:tab/>26</text:p>
          <text:p text:style-name="P15">6.8 Built-in module _re<text:tab/>28</text:p>
          <text:p text:style-name="P15">6.9 Module re<text:tab/>29</text:p>
          <text:p text:style-name="P15">6.10 Module glob<text:tab/>30</text:p>
          <text:p text:style-name="P14">7 Sample deva code<text:tab/>30</text:p>
          <text:p text:style-name="P15">7.1 bubble sort<text:tab/>30</text:p>
          <text:p text:style-name="P15">7.2 default parameters<text:tab/>31</text:p>
          <text:p text:style-name="P15"><text:soft-page-break/>7.3 import<text:tab/>32</text:p>
          <text:p text:style-name="P15">7.4 eval – running code dynamically<text:tab/>32</text:p>
          <text:p text:style-name="P15">7.5 Classes, instances, constructors and inheritance<text:tab/>33</text:p>
          <text:p text:style-name="P14">8 Embedding deva<text:tab/>34</text:p>
        </text:index-body>
      </text:table-of-content>
      <text:h text:style-name="P22" text:outline-level="2"/>
      <text:h text:style-name="P25"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4">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4">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4">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4">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5">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4">, meaning that the function/method receives a </text:span><text:span text:style-name="T1">copy</text:span><text:span text:style-name="T4">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4"> if it were changed to point at a new object, the original would be unaffected. For instance:</text:span></text:p>
      <text:p text:style-name="P9"><text:soft-page-break/>def foo( v )</text:p>
      <text:p text:style-name="P9">{</text:p>
      <text:p text:style-name="P9"><text:s text:c="4"/># this appends the number 100 to vector 'v'</text:p>
      <text:p text:style-name="P9"><text:tab/>v.append( 100 );</text:p>
      <text:p text:style-name="P9"><text:tab/># the parameter 'v' is now a new, empty vector</text:p>
      <text:p text:style-name="P9"><text:tab/>v = [];</text:p>
      <text:p text:style-name="P9">}</text:p>
      <text:p text:style-name="P9"/>
      <text:p text:style-name="P9">x = [0,1,2,3];</text:p>
      <text:p text:style-name="P9">foo( x );</text:p>
      <text:p text:style-name="P9"># the vector x now contains [1,2,3,100], as only the *parameter* in the </text:p>
      <text:p text:style-name="P9">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6">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8">not</text:span><text:span text:style-name="T10">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4"> ) </text:span><text:span text:style-name="T1">statement or compound-statement</text:span></text:p>
      <text:p text:style-name="fixed"><text:span text:style-name="T4">if( </text:span><text:span text:style-name="T1">'condition'</text:span><text:span text:style-name="T4"> ) </text:span><text:span text:style-name="T1">statement or compound-statement </text:span><text:span text:style-name="T4">[else </text:span><text:span text:style-name="T1">statement or compound-statement</text:span><text:span text:style-name="T4">]</text:span></text:p>
      <text:p text:style-name="fixed"><text:span text:style-name="T4">for( '</text:span><text:span text:style-name="T1">item' </text:span><text:span text:style-name="T4">in '</text:span><text:span text:style-name="T1">vector'</text:span><text:span text:style-name="T4"> ) </text:span><text:span text:style-name="T1">statement or compound-statement</text:span></text:p>
      <text:p text:style-name="fixed"><text:span text:style-name="T4">for( '</text:span><text:span text:style-name="T1">key' , 'value'</text:span><text:span text:style-name="T4"> in '</text:span><text:span text:style-name="T1">map'</text:span><text:span text:style-name="T4"> ) </text:span><text:span text:style-name="T1">statement or compound-statement</text:span></text:p>
      <text:p text:style-name="P9">return</text:p>
      <text:p text:style-name="fixed"><text:span text:style-name="T4">return '</text:span><text:span text:style-name="T1">value'</text:span></text:p>
      <text:p text:style-name="P9">break</text:p>
      <text:p text:style-name="P9">continue</text:p>
      <text:p text:style-name="fixed"><text:span text:style-name="T4">import </text:span><text:span text:style-name="T1">'path'</text:span></text:p>
      <text:p text:style-name="P9"/>
      <text:h text:style-name="P28" text:outline-level="4">4.2.4 Function calls as statements</text:h>
      <text:p text:style-name="P6">Function call expressions like 'foo();' can stand alone as statements, as they have potential side effects. Any return value is lost.</text:p>
      <text:h text:style-name="P26" text:outline-level="3">4.3 Expressions</text:h>
      <text:h text:style-name="P28" text:outline-level="4">4.3.1 Basic expressions</text:h>
      <text:p text:style-name="P6">Basic expressions are:</text:p>
      <text:p text:style-name="P6"/>
      <text:p text:style-name="fixed"><text:span text:style-name="T4">( </text:span><text:span text:style-name="T1">'exp'</text:span><text:span text:style-name="T4"> )</text:span></text:p>
      <text:p text:style-name="P8">identifier</text:p>
      <text:p text:style-name="P8">numerical constant</text:p>
      <text:p text:style-name="P8">boolean</text:p>
      <text:p text:style-name="P8">null</text:p>
      <text:p text:style-name="P8">string literal</text:p>
      <text:p text:style-name="P9"/>
      <text:h text:style-name="P28"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8" text:outline-level="4">4.3.3 Logical expressions</text:h>
      <text:p text:style-name="Text_20_body_20_with_20_1st_20_line_20_indent"><text:span text:style-name="T4">Deva accepts the '&amp;&amp;' (and) and '||' (or) binary logical operators and the '!' (not) unary logical </text:span><text:span text:style-name="T4">operator. Operands must be able to be evaluated to a boolean value (a null, number, string or boolean or expression evaluating to one of these).</text:span></text:p>
      <text:p text:style-name="P6"><text:soft-page-break/>[NOTE: There is currently NO short-circuiting of the evaluation of logical expressions.]</text:p>
      <text:h text:style-name="P28"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4">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8"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7">nd</text:span> element of 'v' starting at index 1 and ending at element 6).</text:p>
      <text:p text:style-name="Text_20_body_20_with_20_1st_20_line_20_indent">With vectors a slice can also appear on the <text:span text:style-name="T1">left</text:span><text:span text:style-name="T4"> side of an assignment.(With strings this is not </text:span><text:soft-page-break/><text:span text:style-name="T4">allowed, as strings in deva are immutable objects). If the slice has only two indices (i.e. no 'step' value) the right-hand side of the assignment replaces the sliced range. In this case the right-hand side could be </text:span><text:span text:style-name="T4">another vector, in which case all of its elements will be copied, or it could be any other type, in which case the object itself will be inserted. If a third index ('step' value) </text:span><text:span text:style-name="T1">is</text:span><text:span text:style-name="T4">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8"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8" text:outline-level="4">4.3.7 Function definitions</text:h>
      <text:p text:style-name="P6">Functions are defined using the 'def' keyword, as so:</text:p>
      <text:p text:style-name="P6"/>
      <text:p text:style-name="fixed"><text:span text:style-name="T4">def </text:span><text:span text:style-name="T1">'fcn-name'</text:span><text:span text:style-name="T4"> ( </text:span><text:span text:style-name="T1">'parameter-list'</text:span><text:span text:style-name="T4">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4"> = </text:span>'value'</text:p>
      <text:p text:style-name="P8"/>
      <text:p text:style-name="Text_20_body_20_with_20_1st_20_line_20_indent">The parameters with default values <text:span text:style-name="T1">must</text:span><text:span text:style-name="T4"> occur at the </text:span><text:span text:style-name="T1">end</text:span><text:span text:style-name="T4"> of the parameter list. </text:span></text:p>
      <text:p text:style-name="Text_20_body_20_with_20_1st_20_line_20_indent"><text:span text:style-name="T4">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8" text:outline-level="4"><text:soft-page-break/>4.3.8 Class definitions</text:h>
      <text:p text:style-name="P6">Classes are defined using the 'class' keyword:</text:p>
      <text:p text:style-name="P6"/>
      <text:p text:style-name="fixed"><text:span text:style-name="T4">class </text:span><text:span text:style-name="T1">'name'</text:span><text:span text:style-name="T4"> : </text:span><text:span text:style-name="T1">'parent-one'</text:span><text:span text:style-name="T4">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4"> be referenced explicitly.</text:span></text:p>
      <text:h text:style-name="P28" text:outline-level="4">4.3.9 Instance constructors</text:h>
      <text:p text:style-name="P6">Instances of classes (commonly called “objects”) are created using the syntax:</text:p>
      <text:p text:style-name="P6"/>
      <text:p text:style-name="P8">'instance-name'<text:span text:style-name="T4"> = new </text:span>'class-name'<text:span text:style-name="T4"> ( </text:span>'parameter-list'<text:span text:style-name="T4">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4"> object, not an instance.</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 </text:p>
      <text:h text:style-name="Heading_20_3" text:outline-level="3">5.6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 text:c="4"/>{ </text:p>
      <text:p text:style-name="fixed"><text:s text:c="8"/>local obj = null; </text:p>
      <text:p text:style-name="fixed"><text:s text:c="8"/>local more = self.items.length() != self.index; </text:p>
      <text:p text:style-name="fixed"><text:soft-page-break/></text:p>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 </text:p>
      <text:h text:style-name="P23"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Converts the given numerical value to a single-character string and returns it.</text:p>
      <text:p text:style-name="Text_20_body_20_with_20_1st_20_line_20_indent"/>
      <text:p text:style-name="P10">num( o )</text:p>
      <text:p text:style-name="Text_20_body_20_with_20_1st_20_line_20_indent"><text:soft-page-break/>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text:soft-page-break/>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text:soft-page-break/>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0">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1">must</text:span> be checked after each function call if it is necessary to act on errors. Note this function does not cause an early return or any other side effects, it <text:span text:style-name="T11">only</text:span> sets the flag and data object.</text:p>
      <text:p text:style-name="Text_20_body_20_with_20_1st_20_line_20_indent"/>
      <text:p text:style-name="P10">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
      <text:p text:style-name="P10">geterror()</text:p>
      <text:p text:style-name="Text_20_body_20_with_20_1st_20_line_20_indent">Returns the global error data object, or null if no error occurred in the last function call.</text:p>
      <text:h text:style-name="Heading_20_3" text:outline-level="3"><text:soft-page-break/>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p text:style-name="P10">rewind()</text:p>
      <text:p text:style-name="Text_20_body_20_with_20_1st_20_line_20_indent">Rewinds the current position to the first element in the map. See section 5.6 on the 'enumeration interface'. </text:p>
      <text:p text:style-name="Text_20_body_20_with_20_1st_20_line_20_indent"/>
      <text:p text:style-name="P10">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
      <text:h text:style-name="Heading_20_3" text:outline-level="3"><text:soft-page-break/>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
      <text:p text:style-name="P10">rfind( value, start = 0, end = -1 )</text:p>
      <text:p text:style-name="Text_20_body_20_with_20_1st_20_line_20_indent"><text:soft-page-break/>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text:p>
      <text:p text:style-name="Text_20_body_20_with_20_1st_20_line_20_indent">[NOTE: 'function' must be a function written in deva, not a built-in. This is a limitation of deva 1.0.0]</text:p>
      <text:p text:style-name="Text_20_body_20_with_20_1st_20_line_20_indent"/>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text:soft-page-break/></text:p>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0">rewind()</text:p>
      <text:p text:style-name="Text_20_body_20_with_20_1st_20_line_20_indent">Rewinds the current position to the first element in the vector. See section 5.6 on the 'enumeration interface'. </text:p>
      <text:p text:style-name="Text_20_body_20_with_20_1st_20_line_20_indent"/>
      <text:p text:style-name="P10">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text:soft-page-break/>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text:soft-page-break/>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text:soft-page-break/></text:p>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text:soft-page-break/></text:p>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text:soft-page-break/></text:p>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text:soft-page-break/>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text:soft-page-break/>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 documented next.</text:p>
      <text:p text:style-name="P10"/>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ext:soft-page-break/>the index to the end of the match. (Such that the slice 'input[matches.start : matches.end]' yields the same string as “str”). For example, the code:</text:p>
      <text:p text:style-name="P11">regexp = _re.compile( "(\w+)\W+(\w+)" );</text:p>
      <text:p text:style-name="P11">matches = _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9">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8">Must</text:span> be called to properly dispose of the regex object.</text:p>
      <text:h text:style-name="Heading_20_3" text:outline-level="3"/>
      <text:h text:style-name="Heading_20_3" text:outline-level="3">6.9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0">escape( s )</text:p>
      <text:p text:style-name="Text_20_body_20_with_20_1st_20_line_20_indent">Returns the string 's' with all the regular expression special characters escaped.</text:p>
      <text:p text:style-name="Text_20_body_20_with_20_1st_20_line_20_indent"/>
      <text:p text:style-name="P10">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text:soft-page-break/></text:p>
      <text:p text:style-name="P12">new( pattern )</text:p>
      <text:p text:style-name="P13">The constructor for the re class takes a pattern as its parameter and compiles a regular expression object from this pattern.</text:p>
      <text:p text:style-name="Text_20_body_20_with_20_1st_20_line_20_indent"/>
      <text:p text:style-name="P12">delete()</text:p>
      <text:p text:style-name="P13">The destructor for the re class frees the internal regular expression object automatically.</text:p>
      <text:p text:style-name="P13"/>
      <text:p text:style-name="P12">match( input )</text:p>
      <text:p text:style-name="P13">Matches the regular expression for the entire string 'input'. Returns a vector of matches. See '_re.match' for details.</text:p>
      <text:p text:style-name="Text_20_body_20_with_20_1st_20_line_20_indent">.</text:p>
      <text:p text:style-name="P12">search( input )</text:p>
      <text:p text:style-name="P13">Searches the regular expression anywhere in the string 'input' for matches. Returns a vector of matches. See '_re.search' for details.</text:p>
      <text:p text:style-name="Text_20_body_20_with_20_1st_20_line_20_indent">.</text:p>
      <text:p text:style-name="P12">replace( input, format )</text:p>
      <text:p text:style-name="P13">Returns the string resulting from replacing in the string 'input' using the format-string 'format'. See '_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0">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24" text:outline-level="2">7 Sample deva code</text:h>
      <text:h text:style-name="P27" text:outline-level="3">7.1 bubble sort</text:h>
      <text:p text:style-name="P11"/>
      <text:p text:style-name="P11"># bubble sort the vector 'a'</text:p>
      <text:p text:style-name="P11">def bubble_sort( a )</text:p>
      <text:p text:style-name="P11">{</text:p>
      <text:p text:style-name="P11"><text:tab/>local len = length( a );</text:p>
      <text:p text:style-name="P11"><text:soft-page-break/><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text:soft-page-break/>#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text:soft-page-break/>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soft-page-break/><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01T13:17:41</dc:date>
    <meta:editing-duration>PT171H02M21S</meta:editing-duration>
    <meta:editing-cycles>84</meta:editing-cycles>
    <meta:generator>OpenOffice.org/3.2$Linux OpenOffice.org_project/320m12$Build-9483</meta:generator>
    <meta:document-statistic meta:table-count="0" meta:image-count="0" meta:object-count="0" meta:page-count="34" meta:paragraph-count="715" meta:word-count="8815" meta:character-count="50962"/>
    <meta:user-defined meta:name="Info 1"/>
    <meta:user-defined meta:name="Info 2"/>
    <meta:user-defined meta:name="Info 3"/>
    <meta:user-defined meta:name="Info 4"/>
  </office:meta>
</office:document-meta>
</file>